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cm" fo:min-width="4.6cm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1.7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1cm" svg:height="1.8cm" svg:x="22.6cm" svg:y="4.3cm">
          <text:p text:style-name="P1">Schrittmotor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2cm" svg:height="1.5cm" svg:x="25.5cm" svg:y="2.5cm">
          <text:p text:style-name="P1">HOME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2cm" svg:height="1.5cm" svg:x="7.3cm" svg:y="2.5cm">
          <text:p text:style-name="P1">Pos. 2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2cm" svg:height="1.5cm" svg:x="12.2cm" svg:y="2.5cm">
          <text:p text:style-name="P1">Pos. 1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2.2cm" svg:height="1.5cm" svg:x="2.3cm" svg:y="2.5cm">
          <text:p text:style-name="P1">Pos. 3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5.5cm" svg:y1="3.25cm" svg:x2="14.4cm" svg:y2="3.25cm" draw:start-shape="id1" draw:start-glue-point="3" draw:end-shape="id2" svg:d="M25500 3250h-11100" svg:viewBox="0 0 11101 1">
          <text:p/>
        </draw:connector>
        <draw:connector draw:style-name="gr3" draw:text-style-name="P2" draw:layer="layout" draw:type="line" svg:x1="12.2cm" svg:y1="3.25cm" svg:x2="9.5cm" svg:y2="3.25cm" draw:start-shape="id2" draw:start-glue-point="3" draw:end-shape="id3" draw:end-glue-point="1" svg:d="M12200 3250h-2700" svg:viewBox="0 0 2701 1">
          <text:p/>
        </draw:connector>
        <draw:connector draw:style-name="gr3" draw:text-style-name="P2" draw:layer="layout" draw:type="line" svg:x1="7.3cm" svg:y1="3.25cm" svg:x2="4.5cm" svg:y2="3.25cm" draw:start-shape="id3" draw:start-glue-point="3" draw:end-shape="id4" draw:end-glue-point="1" svg:d="M7300 3250h-2800" svg:viewBox="0 0 2801 1">
          <text:p/>
        </draw:connector>
        <draw:frame draw:style-name="gr4" draw:text-style-name="P4" draw:layer="layout" svg:width="3.8cm" svg:height="1cm" svg:x="9.4cm" svg:y="2.3cm">
          <draw:text-box>
            <text:p text:style-name="P3"><text:span text:style-name="T1">Geschw. 2</text:span></text:p>
          </draw:text-box>
        </draw:frame>
        <draw:frame draw:style-name="gr5" draw:text-style-name="P4" draw:layer="layout" svg:width="3.8cm" svg:height="1.4cm" svg:x="4.5cm" svg:y="2.3cm">
          <draw:text-box>
            <text:p text:style-name="P3"><text:span text:style-name="T1">Geschw. 3</text:span></text:p>
          </draw:text-box>
        </draw:frame>
        <draw:frame draw:style-name="gr6" draw:text-style-name="P4" draw:layer="layout" svg:width="3.8cm" svg:height="1.1cm" svg:x="18.3cm" svg:y="2.3cm">
          <draw:text-box>
            <text:p text:style-name="P3"><text:span text:style-name="T1">Geschw. 1</text:span></text:p>
          </draw:text-box>
        </draw:frame>
        <draw:line draw:style-name="gr3" draw:text-style-name="P2" draw:layer="layout" svg:x1="3.543cm" svg:y1="4.914cm" svg:x2="13.443cm" svg:y2="4.914cm">
          <text:p/>
        </draw:line>
        <draw:frame draw:style-name="gr5" draw:text-style-name="P4" draw:layer="layout" svg:width="8.5cm" svg:height="1.4cm" svg:x="4.5cm" svg:y="5.2cm">
          <draw:text-box>
            <text:p text:style-name="P3"><text:span text:style-name="T1">Geschw. 4 / Rückfahrgeschw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c </meta:initial-creator>
    <meta:creation-date>2016-11-18T13:42:04.142510700</meta:creation-date>
    <dc:date>2016-11-18T13:55:16.885825012</dc:date>
    <dc:creator>sic </dc:creator>
    <meta:editing-duration>PT13M12S</meta:editing-duration>
    <meta:editing-cycles>2</meta:editing-cycles>
    <meta:generator>LibreOffice/4.4.3.2$Linux_X86_64 LibreOffice_project/40m0$Build-2</meta:generator>
    <meta:document-statistic meta:object-count="13"/>
  </office:meta>
</office:document-meta>
</file>